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Medium" svg:font-family="'JetBrains Mono Medium'" style:font-adornments="Medium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 Mono Medium" fo:font-size="10pt" style:font-size-asian="10pt" style:font-size-complex="10pt"/>
    </style:style>
    <style:style style:name="P2" style:family="paragraph" style:parent-style-name="Standard">
      <style:text-properties style:font-name="JetBrains Mono Medium" fo:font-size="10pt" officeooo:rsid="001da1a0" officeooo:paragraph-rsid="001da1a0" style:font-size-asian="10pt" style:font-size-complex="10pt"/>
    </style:style>
    <style:style style:name="P3" style:family="paragraph" style:parent-style-name="Standard">
      <style:text-properties style:font-name="JetBrains Mono Medium" fo:font-size="10pt" officeooo:rsid="001e8278" officeooo:paragraph-rsid="001e8278" style:font-size-asian="10pt" style:font-size-complex="10pt"/>
    </style:style>
    <style:style style:name="P4" style:family="paragraph" style:parent-style-name="Standard">
      <style:text-properties style:font-name="JetBrains Mono Medium" fo:font-size="10pt" officeooo:rsid="00202cf3" officeooo:paragraph-rsid="00202cf3" style:font-size-asian="10pt" style:font-size-complex="10pt"/>
    </style:style>
    <style:style style:name="P5" style:family="paragraph" style:parent-style-name="Standard">
      <style:text-properties style:font-name="JetBrains Mono Medium" fo:font-size="10pt" officeooo:rsid="00208060" officeooo:paragraph-rsid="00208060" style:font-size-asian="10pt" style:font-size-complex="10pt"/>
    </style:style>
    <style:style style:name="P6" style:family="paragraph" style:parent-style-name="Standard">
      <style:text-properties style:font-name="JetBrains Mono Medium" fo:font-size="10pt" officeooo:rsid="0021aafe" officeooo:paragraph-rsid="0021aafe" style:font-size-asian="10pt" style:font-size-complex="10pt"/>
    </style:style>
    <style:style style:name="P7" style:family="paragraph" style:parent-style-name="Standard">
      <style:text-properties style:font-name="JetBrains Mono Medium" fo:font-size="10pt" officeooo:rsid="001da1a0" officeooo:paragraph-rsid="001da1a0" fo:background-color="#ffa6a6" style:font-size-asian="10pt" style:font-size-complex="10pt"/>
    </style:style>
    <style:style style:name="P8" style:family="paragraph" style:parent-style-name="Standard">
      <style:text-properties style:font-name="JetBrains Mono Medium" fo:font-size="10pt" officeooo:rsid="00296ead" officeooo:paragraph-rsid="00296ead" fo:background-color="#ffa6a6" style:font-size-asian="10pt" style:font-size-complex="10pt"/>
    </style:style>
    <style:style style:name="P9" style:family="paragraph" style:parent-style-name="Standard">
      <style:text-properties style:font-name="JetBrains Mono Medium" fo:font-size="10pt" officeooo:rsid="00307f38" officeooo:paragraph-rsid="00307f38" fo:background-color="#ffa6a6" style:font-size-asian="10pt" style:font-size-complex="10pt"/>
    </style:style>
    <style:style style:name="P10" style:family="paragraph" style:parent-style-name="Standard">
      <style:text-properties style:font-name="JetBrains Mono Medium" fo:font-size="10pt" officeooo:rsid="0041a01d" officeooo:paragraph-rsid="0041a01d" fo:background-color="#ffa6a6" style:font-size-asian="10pt" style:font-size-complex="10pt"/>
    </style:style>
    <style:style style:name="P11" style:family="paragraph" style:parent-style-name="Standard">
      <style:text-properties style:font-name="JetBrains Mono Medium" fo:font-size="10pt" officeooo:rsid="00465e60" officeooo:paragraph-rsid="00465e60" fo:background-color="#ffa6a6" style:font-size-asian="10pt" style:font-size-complex="10pt"/>
    </style:style>
    <style:style style:name="P12" style:family="paragraph" style:parent-style-name="Standard">
      <style:text-properties style:font-name="JetBrains Mono Medium" fo:font-size="10pt" officeooo:rsid="004742ed" officeooo:paragraph-rsid="004742ed" fo:background-color="#ffa6a6" style:font-size-asian="10pt" style:font-size-complex="10pt"/>
    </style:style>
    <style:style style:name="P13" style:family="paragraph" style:parent-style-name="Standard">
      <style:text-properties style:font-name="JetBrains Mono Medium" fo:font-size="10pt" officeooo:rsid="0022a5e4" officeooo:paragraph-rsid="0022a5e4" fo:background-color="#ffaa95" style:font-size-asian="10pt" style:font-size-complex="10pt"/>
    </style:style>
    <style:style style:name="P14" style:family="paragraph" style:parent-style-name="Standard">
      <style:text-properties style:font-name="JetBrains Mono Medium" fo:font-size="10pt" officeooo:rsid="0022a5e4" officeooo:paragraph-rsid="0022a5e4" fo:background-color="#b4c7dc" style:font-size-asian="10pt" style:font-size-complex="10pt"/>
    </style:style>
    <style:style style:name="P15" style:family="paragraph" style:parent-style-name="Standard">
      <style:text-properties style:font-name="JetBrains Mono Medium" fo:font-size="10pt" officeooo:rsid="0023e1f6" officeooo:paragraph-rsid="0023e1f6" fo:background-color="#b4c7dc" style:font-size-asian="10pt" style:font-size-complex="10pt"/>
    </style:style>
    <style:style style:name="P16" style:family="paragraph" style:parent-style-name="Standard">
      <style:text-properties style:font-name="JetBrains Mono Medium" fo:font-size="10pt" officeooo:rsid="00296ead" officeooo:paragraph-rsid="00296ead" fo:background-color="#b4c7dc" style:font-size-asian="10pt" style:font-size-complex="10pt"/>
    </style:style>
    <style:style style:name="P17" style:family="paragraph" style:parent-style-name="Standard">
      <style:text-properties style:font-name="JetBrains Mono Medium" fo:font-size="10pt" officeooo:rsid="00307885" officeooo:paragraph-rsid="00307885" fo:background-color="#b4c7dc" style:font-size-asian="10pt" style:font-size-complex="10pt"/>
    </style:style>
    <style:style style:name="P18" style:family="paragraph" style:parent-style-name="Standard">
      <style:text-properties style:font-name="JetBrains Mono Medium" fo:font-size="10pt" officeooo:rsid="003e447f" officeooo:paragraph-rsid="003e447f" fo:background-color="#b4c7dc" style:font-size-asian="10pt" style:font-size-complex="10pt"/>
    </style:style>
    <style:style style:name="P19" style:family="paragraph" style:parent-style-name="Standard">
      <style:text-properties style:font-name="JetBrains Mono Medium" fo:font-size="10pt" officeooo:rsid="00403ff5" officeooo:paragraph-rsid="00403ff5" fo:background-color="#b4c7dc" style:font-size-asian="10pt" style:font-size-complex="10pt"/>
    </style:style>
    <style:style style:name="P20" style:family="paragraph" style:parent-style-name="Standard">
      <style:text-properties style:font-name="JetBrains Mono Medium" fo:font-size="10pt" officeooo:rsid="0044933a" officeooo:paragraph-rsid="0044933a" fo:background-color="#b4c7dc" style:font-size-asian="10pt" style:font-size-complex="10pt"/>
    </style:style>
    <style:style style:name="P21" style:family="paragraph" style:parent-style-name="Standard">
      <style:text-properties style:font-name="JetBrains Mono Medium" fo:font-size="10pt" officeooo:rsid="0045a4a7" officeooo:paragraph-rsid="0045a4a7" fo:background-color="#b4c7dc" style:font-size-asian="10pt" style:font-size-complex="10pt"/>
    </style:style>
    <style:style style:name="P22" style:family="paragraph" style:parent-style-name="Standard">
      <style:text-properties style:font-name="JetBrains Mono Medium" fo:font-size="10pt" officeooo:rsid="004ac241" officeooo:paragraph-rsid="004ac241" fo:background-color="#b4c7dc" style:font-size-asian="10pt" style:font-size-complex="10pt"/>
    </style:style>
    <style:style style:name="P23" style:family="paragraph" style:parent-style-name="Standard">
      <style:text-properties style:font-name="JetBrains Mono Medium" fo:font-size="10pt" officeooo:rsid="004c9013" officeooo:paragraph-rsid="004c9013" fo:background-color="#b4c7dc" style:font-size-asian="10pt" style:font-size-complex="10pt"/>
    </style:style>
    <style:style style:name="P24" style:family="paragraph" style:parent-style-name="Standard">
      <style:text-properties style:font-name="JetBrains Mono Medium" fo:font-size="10pt" officeooo:rsid="0053f225" officeooo:paragraph-rsid="0053f225" fo:background-color="#b4c7dc" style:font-size-asian="10pt" style:font-size-complex="10pt"/>
    </style:style>
    <style:style style:name="P25" style:family="paragraph" style:parent-style-name="Standard">
      <style:text-properties style:font-name="JetBrains Mono Medium" fo:font-size="10pt" officeooo:rsid="0022a5e4" officeooo:paragraph-rsid="0022a5e4" fo:background-color="transparent" style:font-size-asian="10pt" style:font-size-complex="10pt"/>
    </style:style>
    <style:style style:name="P26" style:family="paragraph" style:parent-style-name="Standard">
      <style:text-properties style:font-name="JetBrains Mono Medium" fo:font-size="10pt" officeooo:rsid="0023e1f6" officeooo:paragraph-rsid="0023e1f6" fo:background-color="transparent" style:font-size-asian="10pt" style:font-size-complex="10pt"/>
    </style:style>
    <style:style style:name="P27" style:family="paragraph" style:parent-style-name="Standard">
      <style:text-properties style:font-name="JetBrains Mono Medium" fo:font-size="10pt" officeooo:rsid="00296ead" officeooo:paragraph-rsid="00296ead" fo:background-color="transparent" style:font-size-asian="10pt" style:font-size-complex="10pt"/>
    </style:style>
    <style:style style:name="P28" style:family="paragraph" style:parent-style-name="Standard">
      <style:text-properties style:font-name="JetBrains Mono Medium" fo:font-size="10pt" officeooo:rsid="002a5dfa" officeooo:paragraph-rsid="002a5dfa" fo:background-color="transparent" style:font-size-asian="10pt" style:font-size-complex="10pt"/>
    </style:style>
    <style:style style:name="P29" style:family="paragraph" style:parent-style-name="Standard">
      <style:text-properties style:font-name="JetBrains Mono Medium" fo:font-size="10pt" officeooo:rsid="002a9b00" officeooo:paragraph-rsid="002a9b00" fo:background-color="transparent" style:font-size-asian="10pt" style:font-size-complex="10pt"/>
    </style:style>
    <style:style style:name="P30" style:family="paragraph" style:parent-style-name="Standard">
      <style:text-properties style:font-name="JetBrains Mono Medium" fo:font-size="10pt" officeooo:rsid="002bfc40" officeooo:paragraph-rsid="002bfc40" fo:background-color="transparent" style:font-size-asian="10pt" style:font-size-complex="10pt"/>
    </style:style>
    <style:style style:name="P31" style:family="paragraph" style:parent-style-name="Standard">
      <style:text-properties style:font-name="JetBrains Mono Medium" fo:font-size="10pt" officeooo:rsid="002d39b3" officeooo:paragraph-rsid="002d39b3" fo:background-color="transparent" style:font-size-asian="10pt" style:font-size-complex="10pt"/>
    </style:style>
    <style:style style:name="P32" style:family="paragraph" style:parent-style-name="Standard">
      <style:text-properties style:font-name="JetBrains Mono Medium" fo:font-size="10pt" officeooo:rsid="002f0d82" officeooo:paragraph-rsid="002f0d82" fo:background-color="transparent" style:font-size-asian="10pt" style:font-size-complex="10pt"/>
    </style:style>
    <style:style style:name="P33" style:family="paragraph" style:parent-style-name="Standard">
      <style:text-properties style:font-name="JetBrains Mono Medium" fo:font-size="10pt" officeooo:rsid="00307885" officeooo:paragraph-rsid="00307885" fo:background-color="transparent" style:font-size-asian="10pt" style:font-size-complex="10pt"/>
    </style:style>
    <style:style style:name="P34" style:family="paragraph" style:parent-style-name="Standard">
      <style:text-properties style:font-name="JetBrains Mono Medium" fo:font-size="10pt" officeooo:rsid="0030b12d" officeooo:paragraph-rsid="0030b12d" fo:background-color="transparent" style:font-size-asian="10pt" style:font-size-complex="10pt"/>
    </style:style>
    <style:style style:name="P35" style:family="paragraph" style:parent-style-name="Standard">
      <style:text-properties style:font-name="JetBrains Mono Medium" fo:font-size="10pt" officeooo:rsid="0030b12d" officeooo:paragraph-rsid="00335b59" fo:background-color="transparent" style:font-size-asian="10pt" style:font-size-complex="10pt"/>
    </style:style>
    <style:style style:name="P36" style:family="paragraph" style:parent-style-name="Standard">
      <style:text-properties style:font-name="JetBrains Mono Medium" fo:font-size="10pt" officeooo:rsid="00321f9f" officeooo:paragraph-rsid="00321f9f" fo:background-color="transparent" style:font-size-asian="10pt" style:font-size-complex="10pt"/>
    </style:style>
    <style:style style:name="P37" style:family="paragraph" style:parent-style-name="Standard">
      <style:text-properties style:font-name="JetBrains Mono Medium" fo:font-size="10pt" officeooo:rsid="00375472" officeooo:paragraph-rsid="00375472" fo:background-color="transparent" style:font-size-asian="10pt" style:font-size-complex="10pt"/>
    </style:style>
    <style:style style:name="P38" style:family="paragraph" style:parent-style-name="Standard">
      <style:text-properties style:font-name="JetBrains Mono Medium" fo:font-size="10pt" officeooo:rsid="00335b59" officeooo:paragraph-rsid="00335b59" fo:background-color="transparent" style:font-size-asian="10pt" style:font-size-complex="10pt"/>
    </style:style>
    <style:style style:name="P39" style:family="paragraph" style:parent-style-name="Standard">
      <style:text-properties style:font-name="JetBrains Mono Medium" fo:font-size="10pt" officeooo:rsid="00307f38" officeooo:paragraph-rsid="00307f38" fo:background-color="transparent" style:font-size-asian="10pt" style:font-size-complex="10pt"/>
    </style:style>
    <style:style style:name="P40" style:family="paragraph" style:parent-style-name="Standard">
      <style:text-properties style:font-name="JetBrains Mono Medium" fo:font-size="10pt" officeooo:rsid="0037156a" officeooo:paragraph-rsid="0037156a" fo:background-color="transparent" style:font-size-asian="10pt" style:font-size-complex="10pt"/>
    </style:style>
    <style:style style:name="P41" style:family="paragraph" style:parent-style-name="Standard">
      <style:text-properties style:font-name="JetBrains Mono Medium" fo:font-size="10pt" officeooo:rsid="003831f6" officeooo:paragraph-rsid="003831f6" fo:background-color="transparent" style:font-size-asian="10pt" style:font-size-complex="10pt"/>
    </style:style>
    <style:style style:name="P42" style:family="paragraph" style:parent-style-name="Standard">
      <style:text-properties style:font-name="JetBrains Mono Medium" fo:font-size="10pt" officeooo:rsid="003adf33" officeooo:paragraph-rsid="003adf33" fo:background-color="transparent" style:font-size-asian="10pt" style:font-size-complex="10pt"/>
    </style:style>
    <style:style style:name="P43" style:family="paragraph" style:parent-style-name="Standard">
      <style:text-properties style:font-name="JetBrains Mono Medium" fo:font-size="10pt" officeooo:rsid="003e447f" officeooo:paragraph-rsid="003e447f" fo:background-color="transparent" style:font-size-asian="10pt" style:font-size-complex="10pt"/>
    </style:style>
    <style:style style:name="P44" style:family="paragraph" style:parent-style-name="Standard">
      <style:text-properties style:font-name="JetBrains Mono Medium" fo:font-size="10pt" officeooo:rsid="00403ff5" officeooo:paragraph-rsid="00403ff5" fo:background-color="transparent" style:font-size-asian="10pt" style:font-size-complex="10pt"/>
    </style:style>
    <style:style style:name="P45" style:family="paragraph" style:parent-style-name="Standard">
      <style:text-properties style:font-name="JetBrains Mono Medium" fo:font-size="10pt" officeooo:rsid="0041a01d" officeooo:paragraph-rsid="0041a01d" fo:background-color="transparent" style:font-size-asian="10pt" style:font-size-complex="10pt"/>
    </style:style>
    <style:style style:name="P46" style:family="paragraph" style:parent-style-name="Standard">
      <style:text-properties style:font-name="JetBrains Mono Medium" fo:font-size="10pt" officeooo:rsid="004234dc" officeooo:paragraph-rsid="004234dc" fo:background-color="transparent" style:font-size-asian="10pt" style:font-size-complex="10pt"/>
    </style:style>
    <style:style style:name="P47" style:family="paragraph" style:parent-style-name="Standard">
      <style:text-properties style:font-name="JetBrains Mono Medium" fo:font-size="10pt" officeooo:rsid="00432084" officeooo:paragraph-rsid="00432084" fo:background-color="transparent" style:font-size-asian="10pt" style:font-size-complex="10pt"/>
    </style:style>
    <style:style style:name="P48" style:family="paragraph" style:parent-style-name="Standard">
      <style:text-properties style:font-name="JetBrains Mono Medium" fo:font-size="10pt" officeooo:rsid="0044933a" officeooo:paragraph-rsid="0044933a" fo:background-color="transparent" style:font-size-asian="10pt" style:font-size-complex="10pt"/>
    </style:style>
    <style:style style:name="P49" style:family="paragraph" style:parent-style-name="Standard">
      <style:text-properties style:font-name="JetBrains Mono Medium" fo:font-size="10pt" officeooo:rsid="0045629d" officeooo:paragraph-rsid="0045629d" fo:background-color="transparent" style:font-size-asian="10pt" style:font-size-complex="10pt"/>
    </style:style>
    <style:style style:name="P50" style:family="paragraph" style:parent-style-name="Standard">
      <style:text-properties style:font-name="JetBrains Mono Medium" fo:font-size="10pt" officeooo:rsid="00465e60" officeooo:paragraph-rsid="00465e60" fo:background-color="transparent" style:font-size-asian="10pt" style:font-size-complex="10pt"/>
    </style:style>
    <style:style style:name="P51" style:family="paragraph" style:parent-style-name="Standard">
      <style:text-properties style:font-name="JetBrains Mono Medium" fo:font-size="10pt" officeooo:rsid="004742ed" officeooo:paragraph-rsid="004742ed" fo:background-color="transparent" style:font-size-asian="10pt" style:font-size-complex="10pt"/>
    </style:style>
    <style:style style:name="P52" style:family="paragraph" style:parent-style-name="Standard">
      <style:text-properties style:font-name="JetBrains Mono Medium" fo:font-size="10pt" officeooo:rsid="004af84f" officeooo:paragraph-rsid="004af84f" fo:background-color="transparent" style:font-size-asian="10pt" style:font-size-complex="10pt"/>
    </style:style>
    <style:style style:name="P53" style:family="paragraph" style:parent-style-name="Standard">
      <style:text-properties style:font-name="JetBrains Mono Medium" fo:font-size="10pt" officeooo:rsid="004af84f" officeooo:paragraph-rsid="004b6b5b" fo:background-color="transparent" style:font-size-asian="10pt" style:font-size-complex="10pt"/>
    </style:style>
    <style:style style:name="P54" style:family="paragraph" style:parent-style-name="Standard">
      <style:text-properties style:font-name="JetBrains Mono Medium" fo:font-size="10pt" officeooo:rsid="004c9013" officeooo:paragraph-rsid="004c9013" fo:background-color="transparent" style:font-size-asian="10pt" style:font-size-complex="10pt"/>
    </style:style>
    <style:style style:name="P55" style:family="paragraph" style:parent-style-name="Standard">
      <style:text-properties style:font-name="JetBrains Mono Medium" fo:font-size="10pt" officeooo:rsid="004d7608" officeooo:paragraph-rsid="004d7608" fo:background-color="transparent" style:font-size-asian="10pt" style:font-size-complex="10pt"/>
    </style:style>
    <style:style style:name="P56" style:family="paragraph" style:parent-style-name="Standard">
      <style:text-properties style:font-name="JetBrains Mono Medium" fo:font-size="10pt" officeooo:rsid="00536fca" officeooo:paragraph-rsid="00536fca" fo:background-color="transparent" style:font-size-asian="10pt" style:font-size-complex="10pt"/>
    </style:style>
    <style:style style:name="P57" style:family="paragraph" style:parent-style-name="Standard">
      <style:text-properties style:font-name="JetBrains Mono Medium" fo:font-size="10pt" officeooo:rsid="0053f225" officeooo:paragraph-rsid="0053f225" fo:background-color="transparent" style:font-size-asian="10pt" style:font-size-complex="10pt"/>
    </style:style>
    <style:style style:name="P58" style:family="paragraph" style:parent-style-name="Standard">
      <style:text-properties style:font-name="JetBrains Mono Medium" fo:font-size="10pt" officeooo:rsid="00549d50" officeooo:paragraph-rsid="00549d50" fo:background-color="transparent" style:font-size-asian="10pt" style:font-size-complex="10pt"/>
    </style:style>
    <style:style style:name="P59" style:family="paragraph" style:parent-style-name="Standard">
      <style:text-properties style:font-name="JetBrains Mono Medium" fo:font-size="10pt" officeooo:rsid="00568740" officeooo:paragraph-rsid="00568740" fo:background-color="transparent" style:font-size-asian="10pt" style:font-size-complex="10pt"/>
    </style:style>
    <style:style style:name="P60" style:family="paragraph" style:parent-style-name="Standard">
      <style:text-properties style:font-name="JetBrains Mono Medium" fo:font-size="10pt" officeooo:rsid="00574ffb" officeooo:paragraph-rsid="00574ffb" fo:background-color="transparent" style:font-size-asian="10pt" style:font-size-complex="10pt"/>
    </style:style>
    <style:style style:name="P61" style:family="paragraph" style:parent-style-name="Standard">
      <style:text-properties style:font-name="JetBrains Mono Medium" fo:font-size="10pt" officeooo:rsid="0058c4df" officeooo:paragraph-rsid="0058c4df" fo:background-color="transparent" style:font-size-asian="10pt" style:font-size-complex="10pt"/>
    </style:style>
    <style:style style:name="P62" style:family="paragraph" style:parent-style-name="Standard">
      <style:text-properties style:font-name="JetBrains Mono Medium" fo:font-size="10pt" officeooo:rsid="0059c689" officeooo:paragraph-rsid="0059c689" fo:background-color="transparent" style:font-size-asian="10pt" style:font-size-complex="10pt"/>
    </style:style>
    <style:style style:name="P63" style:family="paragraph" style:parent-style-name="Standard">
      <style:text-properties style:font-name="JetBrains Mono Medium" fo:font-size="10pt" officeooo:rsid="005aca53" officeooo:paragraph-rsid="005aca53" fo:background-color="transparent" style:font-size-asian="10pt" style:font-size-complex="10pt"/>
    </style:style>
    <style:style style:name="P64" style:family="paragraph" style:parent-style-name="Standard">
      <style:text-properties style:font-name="JetBrains Mono Medium" fo:font-size="10pt" officeooo:rsid="005cb3e4" officeooo:paragraph-rsid="005cb3e4" fo:background-color="transparent" style:font-size-asian="10pt" style:font-size-complex="10pt"/>
    </style:style>
    <style:style style:name="P65" style:family="paragraph" style:parent-style-name="Standard">
      <style:text-properties style:font-name="JetBrains Mono Medium" fo:font-size="10pt" officeooo:rsid="005da605" officeooo:paragraph-rsid="005da605" fo:background-color="transparent" style:font-size-asian="10pt" style:font-size-complex="10pt"/>
    </style:style>
    <style:style style:name="P66" style:family="paragraph" style:parent-style-name="Standard">
      <style:text-properties style:font-name="JetBrains Mono Medium" fo:font-size="10pt" officeooo:rsid="005f6cbf" officeooo:paragraph-rsid="005f6cbf" fo:background-color="transparent" style:font-size-asian="10pt" style:font-size-complex="10pt"/>
    </style:style>
    <style:style style:name="P67" style:family="paragraph" style:parent-style-name="Standard">
      <style:text-properties style:font-name="JetBrains Mono Medium" fo:font-size="10pt" officeooo:rsid="006ebbaa" officeooo:paragraph-rsid="006ebbaa" fo:background-color="transparent" style:font-size-asian="10pt" style:font-size-complex="10pt"/>
    </style:style>
    <style:style style:name="P68" style:family="paragraph" style:parent-style-name="Standard">
      <style:text-properties style:font-name="JetBrains Mono Medium" fo:font-size="10pt" officeooo:rsid="004d7608" officeooo:paragraph-rsid="004d7608" fo:background-color="#ec9ba4" style:font-size-asian="10pt" style:font-size-complex="10pt"/>
    </style:style>
    <style:style style:name="P69" style:family="paragraph" style:parent-style-name="Standard">
      <style:text-properties style:font-name="JetBrains Mono Medium" fo:font-size="10pt" fo:font-style="italic" officeooo:rsid="004d7608" officeooo:paragraph-rsid="004d7608" fo:background-color="transparent" style:font-size-asian="10pt" style:font-style-asian="italic" style:font-size-complex="10pt" style:font-style-complex="italic"/>
    </style:style>
    <style:style style:name="P70" style:family="paragraph" style:parent-style-name="Standard">
      <style:text-properties style:font-name="JetBrains Mono Medium" fo:font-size="10pt" fo:font-style="normal" officeooo:rsid="00600446" officeooo:paragraph-rsid="00600446" fo:background-color="#ec9ba4" style:font-size-asian="10pt" style:font-style-asian="normal" style:font-size-complex="10pt" style:font-style-complex="normal"/>
    </style:style>
    <style:style style:name="P71" style:family="paragraph" style:parent-style-name="Standard">
      <style:text-properties style:font-name="JetBrains Mono Medium" fo:font-size="10pt" fo:font-style="normal" officeooo:rsid="00600446" officeooo:paragraph-rsid="0063be83" fo:background-color="#ec9ba4" style:font-size-asian="10pt" style:font-style-asian="normal" style:font-size-complex="10pt" style:font-style-complex="normal"/>
    </style:style>
    <style:style style:name="P72" style:family="paragraph" style:parent-style-name="Standard">
      <style:text-properties style:font-name="JetBrains Mono Medium" fo:font-size="10pt" fo:font-style="normal" officeooo:rsid="00600446" officeooo:paragraph-rsid="00600446" fo:background-color="transparent" style:font-size-asian="10pt" style:font-style-asian="normal" style:font-size-complex="10pt" style:font-style-complex="normal"/>
    </style:style>
    <style:style style:name="P73" style:family="paragraph" style:parent-style-name="Standard">
      <style:text-properties style:font-name="JetBrains Mono Medium" fo:font-size="10pt" fo:font-style="normal" officeooo:rsid="00612a56" officeooo:paragraph-rsid="00612a56" fo:background-color="transparent" style:font-size-asian="10pt" style:font-style-asian="normal" style:font-size-complex="10pt" style:font-style-complex="normal"/>
    </style:style>
    <style:style style:name="P74" style:family="paragraph" style:parent-style-name="Standard">
      <style:text-properties style:font-name="JetBrains Mono Medium" fo:font-size="10pt" fo:font-style="normal" officeooo:rsid="0061ef18" officeooo:paragraph-rsid="0061ef18" fo:background-color="transparent" style:font-size-asian="10pt" style:font-style-asian="normal" style:font-size-complex="10pt" style:font-style-complex="normal"/>
    </style:style>
    <style:style style:name="P75" style:family="paragraph" style:parent-style-name="Standard">
      <style:text-properties style:font-name="JetBrains Mono Medium" fo:font-size="10pt" fo:font-style="normal" officeooo:rsid="00651acc" officeooo:paragraph-rsid="00651acc" fo:background-color="transparent" style:font-size-asian="10pt" style:font-style-asian="normal" style:font-size-complex="10pt" style:font-style-complex="normal"/>
    </style:style>
    <style:style style:name="P76" style:family="paragraph" style:parent-style-name="Standard">
      <style:text-properties style:font-name="JetBrains Mono Medium" fo:font-size="10pt" fo:font-style="normal" officeooo:rsid="0065760f" officeooo:paragraph-rsid="0065760f" fo:background-color="transparent" style:font-size-asian="10pt" style:font-style-asian="normal" style:font-size-complex="10pt" style:font-style-complex="normal"/>
    </style:style>
    <style:style style:name="P77" style:family="paragraph" style:parent-style-name="Standard">
      <style:text-properties style:font-name="JetBrains Mono Medium" fo:font-size="10pt" fo:font-style="normal" officeooo:rsid="0065e74f" officeooo:paragraph-rsid="0065e74f" fo:background-color="transparent" style:font-size-asian="10pt" style:font-style-asian="normal" style:font-size-complex="10pt" style:font-style-complex="normal"/>
    </style:style>
    <style:style style:name="P78" style:family="paragraph" style:parent-style-name="Standard">
      <style:text-properties style:font-name="JetBrains Mono Medium" fo:font-size="10pt" fo:font-style="normal" officeooo:rsid="006cfeef" officeooo:paragraph-rsid="006cfeef" fo:background-color="transparent" style:font-size-asian="10pt" style:font-style-asian="normal" style:font-size-complex="10pt" style:font-style-complex="normal"/>
    </style:style>
    <style:style style:name="P79" style:family="paragraph" style:parent-style-name="Standard">
      <style:text-properties style:font-name="JetBrains Mono Medium" fo:font-size="10pt" fo:font-style="normal" officeooo:rsid="006e90e9" officeooo:paragraph-rsid="006e90e9" fo:background-color="transparent" style:font-size-asian="10pt" style:font-style-asian="normal" style:font-size-complex="10pt" style:font-style-complex="normal"/>
    </style:style>
    <style:style style:name="P80" style:family="paragraph" style:parent-style-name="Standard">
      <style:text-properties style:font-name="JetBrains Mono Medium" fo:font-size="10pt" fo:font-style="normal" officeooo:rsid="00700e8e" officeooo:paragraph-rsid="00700e8e" fo:background-color="transparent" style:font-size-asian="10pt" style:font-style-asian="normal" style:font-size-complex="10pt" style:font-style-complex="normal"/>
    </style:style>
    <style:style style:name="P81" style:family="paragraph" style:parent-style-name="Standard">
      <style:text-properties style:font-name="JetBrains Mono Medium" fo:font-size="10pt" fo:font-style="normal" officeooo:rsid="00600446" officeooo:paragraph-rsid="00600446" fo:background-color="transparent" style:font-size-asian="10pt" style:font-style-asian="normal" style:font-size-complex="10pt" style:font-style-complex="normal"/>
    </style:style>
    <style:style style:name="P82" style:family="paragraph" style:parent-style-name="Standard">
      <style:text-properties style:font-name="JetBrains Mono Medium" fo:font-size="10pt" fo:font-style="normal" officeooo:rsid="0071f012" officeooo:paragraph-rsid="0071f012" fo:background-color="transparent" style:font-size-asian="10pt" style:font-style-asian="normal" style:font-size-complex="10pt" style:font-style-complex="normal"/>
    </style:style>
    <style:style style:name="P83" style:family="paragraph" style:parent-style-name="Standard">
      <style:text-properties style:font-name="JetBrains Mono Medium" fo:font-size="10pt" fo:font-style="normal" officeooo:rsid="00700e8e" officeooo:paragraph-rsid="00700e8e" fo:background-color="transparent" style:font-size-asian="10pt" style:font-style-asian="normal" style:font-size-complex="10pt" style:font-style-complex="normal"/>
    </style:style>
    <style:style style:name="P84" style:family="paragraph" style:parent-style-name="Standard">
      <style:text-properties style:font-name="JetBrains Mono Medium" fo:font-size="10pt" fo:font-style="normal" officeooo:rsid="00737e07" officeooo:paragraph-rsid="00737e07" fo:background-color="transparent" style:font-size-asian="10pt" style:font-style-asian="normal" style:font-size-complex="10pt" style:font-style-complex="normal"/>
    </style:style>
    <style:style style:name="P85" style:family="paragraph" style:parent-style-name="Standard">
      <style:text-properties style:font-name="JetBrains Mono Medium" fo:font-size="10pt" fo:font-style="normal" officeooo:rsid="00752cd7" officeooo:paragraph-rsid="00752cd7" fo:background-color="transparent" style:font-size-asian="10pt" style:font-style-asian="normal" style:font-size-complex="10pt" style:font-style-complex="normal"/>
    </style:style>
    <style:style style:name="T1" style:family="text">
      <style:text-properties fo:background-color="#afd095" loext:char-shading-value="0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#bf819e" loext:char-shading-value="0"/>
    </style:style>
    <style:style style:name="T4" style:family="text">
      <style:text-properties fo:background-color="#e8f2a1" loext:char-shading-value="0"/>
    </style:style>
    <style:style style:name="T5" style:family="text">
      <style:text-properties officeooo:rsid="002a9b00"/>
    </style:style>
    <style:style style:name="T6" style:family="text">
      <style:text-properties officeooo:rsid="002f0d82"/>
    </style:style>
    <style:style style:name="T7" style:family="text">
      <style:text-properties officeooo:rsid="0030b12d"/>
    </style:style>
    <style:style style:name="T8" style:family="text">
      <style:text-properties officeooo:rsid="0032c024"/>
    </style:style>
    <style:style style:name="T9" style:family="text">
      <style:text-properties officeooo:rsid="00335b59"/>
    </style:style>
    <style:style style:name="T10" style:family="text">
      <style:text-properties officeooo:rsid="0035b403"/>
    </style:style>
    <style:style style:name="T11" style:family="text">
      <style:text-properties officeooo:rsid="00375472"/>
    </style:style>
    <style:style style:name="T12" style:family="text">
      <style:text-properties officeooo:rsid="0038fa74"/>
    </style:style>
    <style:style style:name="T13" style:family="text">
      <style:text-properties officeooo:rsid="003bd7f8"/>
    </style:style>
    <style:style style:name="T14" style:family="text">
      <style:text-properties officeooo:rsid="00432084"/>
    </style:style>
    <style:style style:name="T15" style:family="text">
      <style:text-properties officeooo:rsid="0043cca0"/>
    </style:style>
    <style:style style:name="T16" style:family="text">
      <style:text-properties officeooo:rsid="0045629d"/>
    </style:style>
    <style:style style:name="T17" style:family="text">
      <style:text-properties officeooo:rsid="00477aad"/>
    </style:style>
    <style:style style:name="T18" style:family="text">
      <style:text-properties officeooo:rsid="004b6b5b"/>
    </style:style>
    <style:style style:name="T19" style:family="text">
      <style:text-properties officeooo:rsid="004de76d"/>
    </style:style>
    <style:style style:name="T20" style:family="text">
      <style:text-properties officeooo:rsid="0051a01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51a01e" style:font-style-asian="normal" style:font-style-complex="normal"/>
    </style:style>
    <style:style style:name="T23" style:family="text">
      <style:text-properties officeooo:rsid="0056874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72fb9e" style:font-style-asian="italic" style:font-style-complex="italic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officeooo:rsid="00676cfd"/>
    </style:style>
    <style:style style:name="T28" style:family="text">
      <style:text-properties officeooo:rsid="006953be"/>
    </style:style>
    <style:style style:name="T29" style:family="text">
      <style:text-properties officeooo:rsid="006b02a2"/>
    </style:style>
    <style:style style:name="T30" style:family="text">
      <style:text-properties officeooo:rsid="006b6915"/>
    </style:style>
    <style:style style:name="T31" style:family="text">
      <style:text-properties officeooo:rsid="006e90e9"/>
    </style:style>
    <style:style style:name="T32" style:family="text">
      <style:text-properties officeooo:rsid="0074de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O LINUX</text:p>
      <text:p text:style-name="P1"/>
      <text:p text:style-name="P7">comando ls <text:s/>→ listar arquivos</text:p>
      <text:p text:style-name="P2">ls -a</text:p>
      <text:p text:style-name="P2">ls -A</text:p>
      <text:p text:style-name="P2">ls -i</text:p>
      <text:p text:style-name="P2">ls -l</text:p>
      <text:p text:style-name="P3">ls -m</text:p>
      <text:p text:style-name="P4">ls -n</text:p>
      <text:p text:style-name="P4">ls -o</text:p>
      <text:p text:style-name="P4">ls -p</text:p>
      <text:p text:style-name="P4">ls -r</text:p>
      <text:p text:style-name="P5">ls -h</text:p>
      <text:p text:style-name="P6">ls -lh /etc | less → saida dividida em paginas</text:p>
      <text:p text:style-name="P6"/>
      <text:p text:style-name="P13">permições de acesso a arquivos e pastas terminal linux</text:p>
      <text:p text:style-name="P13"/>
      <text:p text:style-name="P14">permições primeiro caractere</text:p>
      <text:p text:style-name="P25">drwxr-xr-x </text:p>
      <text:p text:style-name="P25">d = diretorio</text:p>
      <text:p text:style-name="P25">- = arquivo comum de usuário</text:p>
      <text:p text:style-name="P25">c = arquivo de caractere</text:p>
      <text:p text:style-name="P25">b = arquivo de bloco</text:p>
      <text:p text:style-name="P25">l = link</text:p>
      <text:p text:style-name="P25"/>
      <text:p text:style-name="P15">sequencia das permições dividida em 3 partes</text:p>
      <text:p text:style-name="P26"><text:span text:style-name="T1">drwx</text:span><text:span text:style-name="T2">r-x</text:span><text:span text:style-name="T3">r-x </text:span></text:p>
      <text:p text:style-name="P26"><text:span text:style-name="T4">proprietário</text:span> <text:s text:c="4"/><text:span text:style-name="T2">grupo </text:span><text:s text:c="5"/><text:span text:style-name="T3">outros</text:span></text:p>
      <text:p text:style-name="P26">123 <text:s text:c="17"/>123 <text:s text:c="8"/>123</text:p>
      <text:p text:style-name="P26">r = Read (leitura)</text:p>
      <text:p text:style-name="P26">w <text:s/>= write (escrita)</text:p>
      <text:p text:style-name="P26">x = Execution (execução)</text:p>
      <text:p text:style-name="P26">- = sem permissão</text:p>
      <text:p text:style-name="P26"/>
      <text:p text:style-name="P8">chmod alterar permissão</text:p>
      <text:p text:style-name="P8"/>
      <text:p text:style-name="P16">modo de permissão octal</text:p>
      <text:p text:style-name="P27">sintaxe:</text:p>
      <text:p text:style-name="P27">chmod [permissão] [arquivo ou diretório]</text:p>
      <text:p text:style-name="P27">execução = 1</text:p>
      <text:p text:style-name="P27">escrita = 2</text:p>
      <text:p text:style-name="P27">leitura = 4</text:p>
      <text:p text:style-name="P27"/>
      <text:p text:style-name="P28">ordem → rwx <text:s/>1 = ligado 0 = desligado</text:p>
      <text:p text:style-name="P28">111</text:p>
      <text:p text:style-name="P28">001 → --<text:span text:style-name="T5">x</text:span></text:p>
      <text:p text:style-name="P29">010 → - <text:span text:style-name="T6">w -</text:span></text:p>
      <text:p text:style-name="P29">100 → r--</text:p>
      <text:p text:style-name="P29"/>
      <text:p text:style-name="P29">110 → rw- 4 + 2 = 6</text:p>
      <text:p text:style-name="P29">111 → rwx 4 + 2 + 1 = 7</text:p>
      <text:p text:style-name="P29"/>
      <text:p text:style-name="P29">ex:</text:p>
      <text:p text:style-name="P29">rwx <text:s text:c="2"/>rw- <text:s text:c="2"/>rw-</text:p>
      <text:p text:style-name="P29">111 <text:s text:c="2"/>110 <text:s text:c="2"/>110</text:p>
      <text:p text:style-name="P30">chmod 766</text:p>
      <text:p text:style-name="P30"/>
      <text:p text:style-name="P31">rw- <text:s text:c="2"/><text:span text:style-name="T6">r -- <text:s text:c="2"/>---</text:span></text:p>
      <text:p text:style-name="P32">6 <text:s text:c="6"/>4 <text:s text:c="5"/>0</text:p>
      <text:p text:style-name="P32">chmod 640</text:p>
      <text:p text:style-name="P28"/>
      <text:p text:style-name="P17">mudando grupo padrão arquivo ou diretorio</text:p>
      <text:p text:style-name="P33">chgrp (change group)</text:p>
      <text:p text:style-name="P33">chgrp [novo_grupo] [nome_arquivo]</text:p>
      <text:p text:style-name="P33"/>
      <text:p text:style-name="P33">chown (change owner)</text:p>
      <text:p text:style-name="P33">chown [novo_proprietario] [nome_arquivo]</text:p>
      <text:p text:style-name="P33"/>
      <text:p text:style-name="P9">apt-get comando de atualização, <text:span text:style-name="T7">istalação e remoção </text:span></text:p>
      <text:p text:style-name="P34">apt-get install [nome do pacote]</text:p>
      <text:p text:style-name="P34">apt-get remove [nome do pacote]</text:p>
      <text:p text:style-name="P35">apt-get --<text:span text:style-name="T9">purge </text:span>remove [nome do pacote] <text:span text:style-name="T18">também os arquivos de configuração</text:span></text:p>
      <text:p text:style-name="P36">apt-get -d = só baixa sem instalar</text:p>
      <text:p text:style-name="P37">apt-cache pkgnames = mostra todos os pacotes no cache</text:p>
      <text:p text:style-name="P36">apt-ca<text:span text:style-name="T8">c</text:span>he dump = lista <text:span text:style-name="T12">todos</text:span> os pacotes instalados</text:p>
      <text:p text:style-name="P36">apt-ca<text:span text:style-name="T8">c</text:span>he stats = mostra informações como o número de pacotes instalados e de dependências</text:p>
      <text:p text:style-name="P38">apt-get -f install= verifica lista de dependencias quebradas, e tenta corrigilas</text:p>
      <text:p text:style-name="P39">apt-get update &amp;&amp; apt-get upgrade &amp;&amp; apt-get -<text:span text:style-name="T10">u</text:span> dist-upgrade &amp;&amp; apt-get autoremove &amp;&amp; apt-get autoclean &amp;&amp; apt-get clean</text:p>
      <text:p text:style-name="P40">OBS: (-u) no dist-upgrade e para ver os pacotes </text:p>
      <text:p text:style-name="P41">OBS1: </text:p>
      <text:p text:style-name="P41">| less = paginação tela</text:p>
      <text:p text:style-name="P41">| grep = filtro da lista</text:p>
      <text:p text:style-name="P41">ex: <text:span text:style-name="T11">apt-cache pkgnames </text:span>| grep fonts // <text:s/><text:span text:style-name="T11">apt-cache pkgnames </text:span>| grep fonts | less = conbinando comandos</text:p>
      <text:p text:style-name="P42">apt-cache search palavra-chave = mostra app relacionados com a palavra-chave</text:p>
      <text:p text:style-name="P42">apt-cache show pacote = mostra ima descrição sobre um pacote</text:p>
      <text:p text:style-name="P42">apt-cache showpkg pacote = mostra informações <text:span text:style-name="T13">gerais</text:span></text:p>
      <text:p text:style-name="P42">apt-cache depends pacote = mostra dependencias do pacote</text:p>
      <text:p text:style-name="P42"/>
      <text:p text:style-name="P18">bibliotecas(libraries)</text:p>
      <text:p text:style-name="P18">comando ldd</text:p>
      <text:p text:style-name="P43">exibe as bibliotecas compartilhadas</text:p>
      <text:p text:style-name="P43">ldd [programas] = mostra as dependencias</text:p>
      <text:p text:style-name="P43"/>
      <text:p text:style-name="P19">variáveis de ambiente</text:p>
      <text:p text:style-name="P44">env &lt;enter&gt;</text:p>
      <text:p text:style-name="P44">echo $nome_variável</text:p>
      <text:p text:style-name="P44"/>
      <text:p text:style-name="P10">criar variáveis de ambiente</text:p>
      <text:p text:style-name="P45">minhavari<text:span text:style-name="T14">á</text:span>vel=meuconteúdo</text:p>
      <text:p text:style-name="P46">export minhav<text:span text:style-name="T14">a</text:span>ri<text:span text:style-name="T14">á</text:span>vel = <text:s/>exportando a variável para global do sistema</text:p>
      <text:p text:style-name="P47">PATH=$PATH:/minhavariável = add minha variável na path de <text:span text:style-name="T15">ambiente</text:span></text:p>
      <text:p text:style-name="P41"/>
      <text:p text:style-name="P20">comando<text:span text:style-name="T16">s</text:span> <text:span text:style-name="T16">sobre kernel</text:span></text:p>
      <text:p text:style-name="P48">uname -r = verifica seu kernel</text:p>
      <text:p text:style-name="P49">apt-cache search linux-image = verifica kernel disponivel para instalação </text:p>
      <text:p text:style-name="P49"/>
      <text:p text:style-name="P21">atualização do sistema via comandos</text:p>
      <text:p text:style-name="P50">lsb_release -a</text:p>
      <text:p text:style-name="P50">nano etc/apt/sources.list = atualizar codename da verção </text:p>
      <text:p text:style-name="P11"/>
      <text:p text:style-name="P12">comando sed </text:p>
      <text:p text:style-name="P51">sed -i ‘s/squeeze/wheezy/g’ /etc/apt/sources.list = mudando um nome<text:span text:style-name="T17">(s)</text:span> dentro do arquivo para outro no arquivo especificado <text:s/></text:p>
      <text:p text:style-name="P41"><text:s text:c="13"/></text:p>
      <text:p text:style-name="P22">aptitude</text:p>
      <text:p text:style-name="P52">aptitude update</text:p>
      <text:p text:style-name="P52">aptitude safe-upgrade</text:p>
      <text:p text:style-name="P52">aptitude install [pacote]</text:p>
      <text:p text:style-name="P52">aptitude remove [pacote]</text:p>
      <text:p text:style-name="P53">aptitude purge [pacote] <text:span text:style-name="T18">remove também os arquivos de configuração</text:span></text:p>
      <text:p text:style-name="P52">aptitude search [pacote]</text:p>
      <text:p text:style-name="P52">aptitude show [pacote]</text:p>
      <text:p text:style-name="P52">aptitude = roda aptitude interativamente ; f10 para acessar menu</text:p>
      <text:p text:style-name="P52">aptitude -v(n)moo Easter Egg(repita v N vezes)</text:p>
      <text:p text:style-name="P52"/>
      <text:p text:style-name="P23">inicialização de sistemas</text:p>
      <text:p text:style-name="P54">init = inicialização de processos</text:p>
      <text:p text:style-name="P54">PID: 1 = indicador do processos</text:p>
      <text:p text:style-name="P54"/>
      <text:p text:style-name="P68">niveis de execução do linux 0 a 6 <text:span text:style-name="T19">runleveis:</text:span></text:p>
      <text:p text:style-name="P55">0 = sistema desligado</text:p>
      <text:p text:style-name="P55">1, S, s = modo monousuário</text:p>
      <text:p text:style-name="P55">2 = multiusuário; padrão do debian</text:p>
      <text:p text:style-name="P55">3 = multiusuário. Padrão no red hat, sem GUI</text:p>
      <text:p text:style-name="P55">4 = não usado</text:p>
      <text:p text:style-name="P55">5 = multiusuário completo com login gráfico(red hat)</text:p>
      <text:p text:style-name="P55">6 = reinicialização do sitema</text:p>
      <text:p text:style-name="P55"/>
      <text:p text:style-name="P69"><text:span text:style-name="T20">etc</text:span><text:span text:style-name="T22">/init.d = ditetório onde contém scripts de inicialização/encerramento para cada serviço do sistema</text:span></text:p>
      <text:p text:style-name="P56">ex = etc/init.d/sshd</text:p>
      <text:p text:style-name="P56"/>
      <text:p text:style-name="P24">comandos…</text:p>
      <text:p text:style-name="P57">ls -l /home</text:p>
      <text:p text:style-name="P57">ls -l</text:p>
      <text:p text:style-name="P58">ls -a</text:p>
      <text:p text:style-name="P58">ls -la</text:p>
      <text:p text:style-name="P58">ls -i <text:span text:style-name="T23">= id do arquivos</text:span></text:p>
      <text:p text:style-name="P59">ls -o </text:p>
      <text:p text:style-name="P59">ls -r</text:p>
      <text:p text:style-name="P59">ls -lr</text:p>
      <text:p text:style-name="P59">ls -lar</text:p>
      <text:p text:style-name="P59">clear</text:p>
      <text:p text:style-name="P67">cp copia</text:p>
      <text:p text:style-name="P59">pwd = present work direct</text:p>
      <text:p text:style-name="P59">ls -l /<text:span text:style-name="T24">home/</text:span><text:span text:style-name="T21">marcio</text:span></text:p>
      <text:p text:style-name="P59">cd = change direct</text:p>
      <text:p text:style-name="P60">cd /home</text:p>
      <text:p text:style-name="P60">cd /</text:p>
      <text:p text:style-name="P60">cd ~</text:p>
      <text:p text:style-name="P60">cd - </text:p>
      <text:p text:style-name="P60">cd ..</text:p>
      <text:p text:style-name="P60">cd /home: ls -l</text:p>
      <text:p text:style-name="P60"/>
      <text:p text:style-name="P60">//</text:p>
      <text:p text:style-name="P61">touch = permite alterar o registro de data e hora de modificação e acesso de um arquivo; cria um de texto vazio.</text:p>
      <text:p text:style-name="P61">Touch [opções] nome_arquivo &lt;enter&gt;</text:p>
      <text:p text:style-name="P61">-a = altera a hora de acesso</text:p>
      <text:p text:style-name="P61">-m = altera a hora de modificação</text:p>
      <text:p text:style-name="P61">-t YYMMDDhhmmss – configura a hora digitada</text:p>
      <text:p text:style-name="P61"/>
      <text:p text:style-name="P61">ex</text:p>
      <text:p text:style-name="P61">touch -m -t 201012211400arquivo</text:p>
      <text:p text:style-name="P61"/>
      <text:p text:style-name="P61">//</text:p>
      <text:p text:style-name="P62">cut[opções] arquivo</text:p>
      <text:p text:style-name="P62">-c posição de caractere</text:p>
      <text:p text:style-name="P62">-f[n] campos</text:p>
      <text:p text:style-name="P62">-d[d] delineador</text:p>
      <text:p text:style-name="P62"/>
      <text:p text:style-name="P63">ex</text:p>
      <text:p text:style-name="P63">cut-c1-6<text:span text:style-name="T26"> arg1</text:span></text:p>
      <text:p text:style-name="P64">imprime as colunas de 1 a 6</text:p>
      <text:p text:style-name="P63">cut-c4,8 arq1</text:p>
      <text:p text:style-name="P64">imprime as colunas 4 e 8</text:p>
      <text:p text:style-name="P65">cut-d’ ‘ -f2 arq1</text:p>
      <text:p text:style-name="P63">cut-d:-f3 arq1</text:p>
      <text:p text:style-name="P63">cut-d: -f1 /<text:span text:style-name="T24">etc</text:span><text:span text:style-name="T21">/passwd</text:span></text:p>
      <text:p text:style-name="P63"><text:span text:style-name="T21">cut-d-f1,6 </text:span><text:span text:style-name="T24">/etc</text:span><text:span text:style-name="T21">/passwd</text:span></text:p>
      <text:p text:style-name="P61"/>
      <text:p text:style-name="P61">//</text:p>
      <text:p text:style-name="P66">head[opções]arquivo = mostra as primeiras linhas de um ou mais arquivos</text:p>
      <text:p text:style-name="P66">head arq2 = 10 linhas padrão</text:p>
      <text:p text:style-name="P66">head -c50 = 50 bytes(ou k ou m para kilobytes e megabytes)</text:p>
      <text:p text:style-name="P66">head -n15 arq2 = 15 linhas</text:p>
      <text:p text:style-name="P66">head -n8 /<text:span text:style-name="T24">etc/group = mostra as 8 linhas</text:span></text:p>
      <text:p text:style-name="P70">combinação</text:p>
      <text:p text:style-name="P72">cut -d’ ’ -f2 arq1 | head -n5</text:p>
      <text:p text:style-name="P72"/>
      <text:p text:style-name="P82">tail = final do arquivos</text:p>
      <text:p text:style-name="P82">tail arq1</text:p>
      <text:p text:style-name="P82">tail -n 20arq1</text:p>
      <text:p text:style-name="P82">tail -f /<text:span text:style-name="T24">var/log/messages </text:span><text:span text:style-name="T25">= -f mostra dinamicamente</text:span></text:p>
      <text:p text:style-name="P72"/>
      <text:p text:style-name="P72">//</text:p>
      <text:p text:style-name="P73">sort = organiza os dados</text:p>
      <text:p text:style-name="P73">sort[opções]arq1</text:p>
      <text:p text:style-name="P73">sort[opcções]arq1 &gt; arq_sorted</text:p>
      <text:p text:style-name="P73">-f ignora o caso</text:p>
      <text:p text:style-name="P73">-n numericamente</text:p>
      <text:p text:style-name="P73">-r ordem reversa </text:p>
      <text:p text:style-name="P71">combinação</text:p>
      <text:p text:style-name="P74">cut-c3-5<text:span text:style-name="T26"> arq4 | sort &gt; arq5</text:span></text:p>
      <text:p text:style-name="P75">cut-d’ ’ -f2 arq1 | sort &gt; frutas</text:p>
      <text:p text:style-name="P75"/>
      <text:p text:style-name="P75">//</text:p>
      <text:p text:style-name="P76">split = dividir arquivos em partes</text:p>
      <text:p text:style-name="P77">split [opções] arq_entrada arq_saida<text:span text:style-name="T29">X</text:span></text:p>
      <text:p text:style-name="P77">--<text:span text:style-name="T27">lines=n </text:span><text:span text:style-name="T30">ou</text:span><text:span text:style-name="T27"> -l</text:span><text:span text:style-name="T28">=</text:span><text:span text:style-name="T27">n </text:span><text:span text:style-name="T28">= linhas por arquivo</text:span></text:p>
      <text:p text:style-name="P77">--<text:span text:style-name="T27">bytes=n </text:span><text:span text:style-name="T30">ou</text:span><text:span text:style-name="T27"> -b=n </text:span><text:span text:style-name="T28">= bytes por aquivo</text:span></text:p>
      <text:p text:style-name="P78">ex</text:p>
      <text:p text:style-name="P78">split -b 120 arq.conf arq- <text:span text:style-name="T31">= dividindo arq</text:span></text:p>
      <text:p text:style-name="P79">cat arq-aa arq-ab arq-ac &gt; arq.conf = inindo os arquivos</text:p>
      <text:p text:style-name="P80">ex</text:p>
      <text:p text:style-name="P80">split -b 200 passwd pass-</text:p>
      <text:p text:style-name="P80">cat pass-* &gt; passwd-2</text:p>
      <text:p text:style-name="P80">cat passwd-2</text:p>
      <text:p text:style-name="P84">tac = <text:span text:style-name="T32">mostra </text:span>o contrario do cat</text:p>
      <text:p text:style-name="P85">wc = exibe uma contagem de caracteres, palavras e linhas em arquivos</text:p>
      <text:p text:style-name="P85">wc [opções][arquivo]</text:p>
      <text:p text:style-name="P85">-c contagem de caracteres</text:p>
      <text:p text:style-name="P85">-l contagem de linha</text:p>
      <text:p text:style-name="P85">-w contagem de palavras</text:p>
      <text:p text:style-name="P73"/>
      <text:p text:style-name="P66"/>
      <text:p text:style-name="P66"/>
      <text:p text:style-name="P66"><text:s/></text:p>
      <text:p text:style-name="P61"><text:s/></text:p>
      <text:p text:style-name="P60"/>
      <text:p text:style-name="P60"/>
      <text:p text:style-name="P59"/>
      <text:p text:style-name="P59"/>
      <text:p text:style-name="P59"/>
      <text:p text:style-name="P59"/>
      <text:p text:style-name="P58"/>
      <text:p text:style-name="P57"/>
      <text:p text:style-name="P57"/>
      <text:p text:style-name="P33"/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6"/>
      <text:p text:style-name="P16"/>
      <text:p text:style-name="P1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Medium" svg:font-family="'JetBrains Mono Medium'" style:font-adornments="Medium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07-29T14:55:01.026160061</dc:date>
    <meta:editing-duration>PT5H31M39S</meta:editing-duration>
    <meta:editing-cycles>82</meta:editing-cycles>
    <meta:generator>LibreOffice/7.3.4.2$Linux_X86_64 LibreOffice_project/30$Build-2</meta:generator>
    <meta:document-statistic meta:table-count="0" meta:image-count="0" meta:object-count="0" meta:page-count="1" meta:paragraph-count="203" meta:word-count="927" meta:character-count="5336" meta:non-whitespace-character-count="4520"/>
  </office:meta>
</office:document-meta>
</file>